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ALTIME SPE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7492" calcext:value-type="float">
            <text:p>3.87492</text:p>
          </table:table-cell>
          <table:table-cell office:value-type="float" office:value="0.455" calcext:value-type="float">
            <text:p>0.455</text:p>
          </table:table-cell>
          <table:table-cell/>
          <table:table-cell office:value-type="float" office:value="140.64806" calcext:value-type="float">
            <text:p>140.64806</text:p>
          </table:table-cell>
          <table:table-cell/>
          <table:table-cell office:value-type="float" office:value="3.496483" calcext:value-type="float">
            <text:p>3.496483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8]) * [.$A$2] / [.G8]" office:value-type="float" office:value="285.143671512202" calcext:value-type="float">
            <text:p>285.14367151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11226" calcext:value-type="float">
            <text:p>6.911226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133.840223" calcext:value-type="float">
            <text:p>133.840223</text:p>
          </table:table-cell>
          <table:table-cell/>
          <table:table-cell office:value-type="float" office:value="4.330939" calcext:value-type="float">
            <text:p>4.330939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9]) * [.$A$2] / [.G9]" office:value-type="float" office:value="225.355286694179" calcext:value-type="float">
            <text:p>225.35528669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5443" calcext:value-type="float">
            <text:p>6.275443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4.811198" calcext:value-type="float">
            <text:p>134.811198</text:p>
          </table:table-cell>
          <table:table-cell/>
          <table:table-cell office:value-type="float" office:value="3.46201" calcext:value-type="float">
            <text:p>3.46201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0]) * [.$A$2] / [.G10]" office:value-type="float" office:value="281.917152174604" calcext:value-type="float">
            <text:p>281.917152174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21832" calcext:value-type="float">
            <text:p>6.921832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135.079844" calcext:value-type="float">
            <text:p>135.079844</text:p>
          </table:table-cell>
          <table:table-cell/>
          <table:table-cell office:value-type="float" office:value="4.457467" calcext:value-type="float">
            <text:p>4.4574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1]) * [.$A$2] / [.G11]" office:value-type="float" office:value="224.342659182895" calcext:value-type="float">
            <text:p>224.342659182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7073" calcext:value-type="float">
            <text:p>6.57707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131.821559" calcext:value-type="float">
            <text:p>131.821559</text:p>
          </table:table-cell>
          <table:table-cell/>
          <table:table-cell office:value-type="float" office:value="4.380365" calcext:value-type="float">
            <text:p>4.380365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2]) * [.$A$2] / [.G12]" office:value-type="float" office:value="224.63881434538" calcext:value-type="float">
            <text:p>224.638814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86569" calcext:value-type="float">
            <text:p>7.386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.380851" calcext:value-type="float">
            <text:p>135.380851</text:p>
          </table:table-cell>
          <table:table-cell/>
          <table:table-cell office:value-type="float" office:value="3.426304" calcext:value-type="float">
            <text:p>3.426304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(1 - [.H13]) * [.$A$2] / [.G13]" office:value-type="float" office:value="283.687612074118" calcext:value-type="float">
            <text:p>283.68761207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68027" calcext:value-type="float">
            <text:p>6.668027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135.272399" calcext:value-type="float">
            <text:p>135.272399</text:p>
          </table:table-cell>
          <table:table-cell/>
          <table:table-cell office:value-type="float" office:value="3.45556" calcext:value-type="float">
            <text:p>3.45556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14]) * [.$A$2] / [.G14]" office:value-type="float" office:value="287.073585757446" calcext:value-type="float">
            <text:p>287.073585757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7195" calcext:value-type="float">
            <text:p>6.277195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525944" calcext:value-type="float">
            <text:p>136.525944</text:p>
          </table:table-cell>
          <table:table-cell/>
          <table:table-cell office:value-type="float" office:value="4.604039" calcext:value-type="float">
            <text:p>4.604039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5]) * [.$A$2] / [.G15]" office:value-type="float" office:value="213.725383299316" calcext:value-type="float">
            <text:p>213.725383299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4853" calcext:value-type="float">
            <text:p>6.4485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7.395655" calcext:value-type="float">
            <text:p>137.395655</text:p>
          </table:table-cell>
          <table:table-cell/>
          <table:table-cell office:value-type="float" office:value="4.465481" calcext:value-type="float">
            <text:p>4.46548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 - [.H16]) * [.$A$2] / [.G16]" office:value-type="float" office:value="223.716101356159" calcext:value-type="float">
            <text:p>223.716101356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24377" calcext:value-type="float">
            <text:p>4.62437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16.029099" calcext:value-type="float">
            <text:p>216.029099</text:p>
          </table:table-cell>
          <table:table-cell/>
          <table:table-cell office:value-type="float" office:value="4.40272" calcext:value-type="float">
            <text:p>4.40272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7]) * [.$A$2] / [.G17]" office:value-type="float" office:value="221.681142566413" calcext:value-type="float">
            <text:p>221.681142566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40322" calcext:value-type="float">
            <text:p>6.740322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133.079693" calcext:value-type="float">
            <text:p>133.079693</text:p>
          </table:table-cell>
          <table:table-cell/>
          <table:table-cell office:value-type="float" office:value="3.48137" calcext:value-type="float">
            <text:p>3.48137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(1 - [.H18]) * [.$A$2] / [.G18]" office:value-type="float" office:value="283.509078322614" calcext:value-type="float">
            <text:p>283.50907832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852" calcext:value-type="float">
            <text:p>6.5852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131.962581" calcext:value-type="float">
            <text:p>131.962581</text:p>
          </table:table-cell>
          <table:table-cell/>
          <table:table-cell office:value-type="float" office:value="3.602069" calcext:value-type="float">
            <text:p>3.602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9]) * [.$A$2] / [.G19]" office:value-type="float" office:value="277.618224414913" calcext:value-type="float">
            <text:p>277.618224414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75715" calcext:value-type="float">
            <text:p>5.975715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142.744427" calcext:value-type="float">
            <text:p>142.744427</text:p>
          </table:table-cell>
          <table:table-cell/>
          <table:table-cell office:value-type="float" office:value="3.480158" calcext:value-type="float">
            <text:p>3.480158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20]) * [.$A$2] / [.G20]" office:value-type="float" office:value="285.04452958745" calcext:value-type="float">
            <text:p>285.0445295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6537" calcext:value-type="float">
            <text:p>6.46537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float" office:value="130.386971" calcext:value-type="float">
            <text:p>130.386971</text:p>
          </table:table-cell>
          <table:table-cell/>
          <table:table-cell office:value-type="float" office:value="4.430379" calcext:value-type="float">
            <text:p>4.430379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(1 - [.H21]) * [.$A$2] / [.G21]" office:value-type="float" office:value="220.522894316716" calcext:value-type="float">
            <text:p>220.522894316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0554" calcext:value-type="float">
            <text:p>6.720554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34.066331" calcext:value-type="float">
            <text:p>134.066331</text:p>
          </table:table-cell>
          <table:table-cell/>
          <table:table-cell office:value-type="float" office:value="4.251361" calcext:value-type="float">
            <text:p>4.251361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(1 - [.H22]) * [.$A$2] / [.G22]" office:value-type="float" office:value="223.928290258108" calcext:value-type="float">
            <text:p>223.928290258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55295" calcext:value-type="float">
            <text:p>6.855295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135.515686" calcext:value-type="float">
            <text:p>135.515686</text:p>
          </table:table-cell>
          <table:table-cell/>
          <table:table-cell office:value-type="float" office:value="3.419729" calcext:value-type="float">
            <text:p>3.419729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23]) * [.$A$2] / [.G23]" office:value-type="float" office:value="283.940628043918" calcext:value-type="float">
            <text:p>283.94062804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8888" calcext:value-type="float">
            <text:p>6.98888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128.060578" calcext:value-type="float">
            <text:p>128.060578</text:p>
          </table:table-cell>
          <table:table-cell/>
          <table:table-cell office:value-type="float" office:value="4.342274" calcext:value-type="float">
            <text:p>4.342274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(1 - [.H24]) * [.$A$2] / [.G24]" office:value-type="float" office:value="224.536728912086" calcext:value-type="float">
            <text:p>224.536728912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25384" calcext:value-type="float">
            <text:p>6.425384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133.532874" calcext:value-type="float">
            <text:p>133.532874</text:p>
          </table:table-cell>
          <table:table-cell/>
          <table:table-cell office:value-type="float" office:value="4.365514" calcext:value-type="float">
            <text:p>4.365514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(1 - [.H25]) * [.$A$2] / [.G25]" office:value-type="float" office:value="224.02860235931" calcext:value-type="float">
            <text:p>224.02860235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3439" calcext:value-type="float">
            <text:p>6.68343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2.117616" calcext:value-type="float">
            <text:p>132.117616</text:p>
          </table:table-cell>
          <table:table-cell/>
          <table:table-cell office:value-type="float" office:value="3.465214" calcext:value-type="float">
            <text:p>3.4652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6]) * [.$A$2] / [.G26]" office:value-type="float" office:value="285.119476026589" calcext:value-type="float">
            <text:p>285.119476026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98927" calcext:value-type="float">
            <text:p>6.598927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131.384996" calcext:value-type="float">
            <text:p>131.384996</text:p>
          </table:table-cell>
          <table:table-cell/>
          <table:table-cell office:value-type="float" office:value="3.461159" calcext:value-type="float">
            <text:p>3.46115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7]) * [.$A$2] / [.G27]" office:value-type="float" office:value="285.453514270798" calcext:value-type="float">
            <text:p>285.45351427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4055" calcext:value-type="float">
            <text:p>6.684055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float" office:value="129.412458" calcext:value-type="float">
            <text:p>129.412458</text:p>
          </table:table-cell>
          <table:table-cell/>
          <table:table-cell office:value-type="float" office:value="4.39854" calcext:value-type="float">
            <text:p>4.39854</text:p>
          </table:table-cell>
          <table:table-cell office:value-type="float" office:value="0.031" calcext:value-type="float">
            <text:p>0.031</text:p>
          </table:table-cell>
          <table:table-cell/>
          <table:table-cell table:formula="of:=(1 - [.H28]) * [.$A$2] / [.G28]" office:value-type="float" office:value="220.300372396295" calcext:value-type="float">
            <text:p>220.300372396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01684" calcext:value-type="float">
            <text:p>6.01684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41.436369" calcext:value-type="float">
            <text:p>141.436369</text:p>
          </table:table-cell>
          <table:table-cell/>
          <table:table-cell office:value-type="float" office:value="3.406967" calcext:value-type="float">
            <text:p>3.406967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29]) * [.$A$2] / [.G29]" office:value-type="float" office:value="285.884776694344" calcext:value-type="float">
            <text:p>285.884776694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40511" calcext:value-type="float">
            <text:p>7.240511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136.316347" calcext:value-type="float">
            <text:p>136.316347</text:p>
          </table:table-cell>
          <table:table-cell/>
          <table:table-cell office:value-type="float" office:value="3.21155" calcext:value-type="float">
            <text:p>3.21155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(1 - [.H30]) * [.$A$2] / [.G30]" office:value-type="float" office:value="309.819246158397" calcext:value-type="float">
            <text:p>309.819246158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37452" calcext:value-type="float">
            <text:p>6.537452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131.855653" calcext:value-type="float">
            <text:p>131.855653</text:p>
          </table:table-cell>
          <table:table-cell/>
          <table:table-cell office:value-type="float" office:value="4.417815" calcext:value-type="float">
            <text:p>4.417815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31]) * [.$A$2] / [.G31]" office:value-type="float" office:value="219.79191070699" calcext:value-type="float">
            <text:p>219.79191070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64266" calcext:value-type="float">
            <text:p>7.064266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38.018586" calcext:value-type="float">
            <text:p>138.018586</text:p>
          </table:table-cell>
          <table:table-cell/>
          <table:table-cell office:value-type="float" office:value="4.564535" calcext:value-type="float">
            <text:p>4.564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32]) * [.$A$2] / [.G32]" office:value-type="float" office:value="219.080366346189" calcext:value-type="float">
            <text:p>219.080366346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52438" calcext:value-type="float">
            <text:p>7.052438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133.145445" calcext:value-type="float">
            <text:p>133.145445</text:p>
          </table:table-cell>
          <table:table-cell/>
          <table:table-cell office:value-type="float" office:value="3.537452" calcext:value-type="float">
            <text:p>3.537452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3]) * [.$A$2] / [.G33]" office:value-type="float" office:value="275.339425100326" calcext:value-type="float">
            <text:p>275.339425100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32977" calcext:value-type="float">
            <text:p>7.432977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126.059855" calcext:value-type="float">
            <text:p>126.059855</text:p>
          </table:table-cell>
          <table:table-cell/>
          <table:table-cell office:value-type="float" office:value="4.426089" calcext:value-type="float">
            <text:p>4.426089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4]) * [.$A$2] / [.G34]" office:value-type="float" office:value="220.058837497393" calcext:value-type="float">
            <text:p>220.058837497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69873" calcext:value-type="float">
            <text:p>6.369873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float" office:value="130.928826" calcext:value-type="float">
            <text:p>130.928826</text:p>
          </table:table-cell>
          <table:table-cell/>
          <table:table-cell office:value-type="float" office:value="3.588004" calcext:value-type="float">
            <text:p>3.588004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35]) * [.$A$2] / [.G35]" office:value-type="float" office:value="276.476837818464" calcext:value-type="float">
            <text:p>276.476837818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30725" calcext:value-type="float">
            <text:p>6.33072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949904" calcext:value-type="float">
            <text:p>133.949904</text:p>
          </table:table-cell>
          <table:table-cell/>
          <table:table-cell office:value-type="float" office:value="4.420273" calcext:value-type="float">
            <text:p>4.420273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6]) * [.$A$2] / [.G36]" office:value-type="float" office:value="220.34838119727" calcext:value-type="float">
            <text:p>220.34838119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89395" calcext:value-type="float">
            <text:p>6.18939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7.008546" calcext:value-type="float">
            <text:p>137.008546</text:p>
          </table:table-cell>
          <table:table-cell/>
          <table:table-cell office:value-type="float" office:value="4.522567" calcext:value-type="float">
            <text:p>4.522567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37]) * [.$A$2] / [.G37]" office:value-type="float" office:value="220.450023183736" calcext:value-type="float">
            <text:p>220.450023183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35904" calcext:value-type="float">
            <text:p>6.935904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7.020212" calcext:value-type="float">
            <text:p>127.020212</text:p>
          </table:table-cell>
          <table:table-cell/>
          <table:table-cell office:value-type="float" office:value="3.525008" calcext:value-type="float">
            <text:p>3.525008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8]) * [.$A$2] / [.G38]" office:value-type="float" office:value="276.311429647819" calcext:value-type="float">
            <text:p>276.311429647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9437" calcext:value-type="float">
            <text:p>6.289437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131.649307" calcext:value-type="float">
            <text:p>131.649307</text:p>
          </table:table-cell>
          <table:table-cell/>
          <table:table-cell office:value-type="float" office:value="4.374478" calcext:value-type="float">
            <text:p>4.374478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(1 - [.H39]) * [.$A$2] / [.G39]" office:value-type="float" office:value="218.768959404985" calcext:value-type="float">
            <text:p>218.768959404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4828" calcext:value-type="float">
            <text:p>6.90482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27.012576" calcext:value-type="float">
            <text:p>127.012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366171" calcext:value-type="float">
            <text:p>7.36617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32.090338" calcext:value-type="float">
            <text:p>132.0903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65581" calcext:value-type="float">
            <text:p>6.965581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32.365126" calcext:value-type="float">
            <text:p>132.365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07961" calcext:value-type="float">
            <text:p>6.507961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130.14829" calcext:value-type="float">
            <text:p>130.14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10389" calcext:value-type="float">
            <text:p>6.41038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7.745152" calcext:value-type="float">
            <text:p>137.7451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1699" calcext:value-type="float">
            <text:p>7.21699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32.326635" calcext:value-type="float">
            <text:p>132.3266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68469" calcext:value-type="float">
            <text:p>7.26846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29.600881" calcext:value-type="float">
            <text:p>129.600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32866" calcext:value-type="float">
            <text:p>7.132866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34.868646" calcext:value-type="float">
            <text:p>134.868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22297" calcext:value-type="float">
            <text:p>6.52229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130.628828" calcext:value-type="float">
            <text:p>130.628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2486" calcext:value-type="float">
            <text:p>6.32486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5.180856" calcext:value-type="float">
            <text:p>135.1808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57216" calcext:value-type="float">
            <text:p>6.35721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132.919816" calcext:value-type="float">
            <text:p>132.919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89818" calcext:value-type="float">
            <text:p>6.989818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126.612737" calcext:value-type="float">
            <text:p>126.61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7471" calcext:value-type="float">
            <text:p>6.47471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36.06787" calcext:value-type="float">
            <text:p>136.067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76855" calcext:value-type="float">
            <text:p>6.27685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33.028404" calcext:value-type="float">
            <text:p>133.028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55112" calcext:value-type="float">
            <text:p>6.355112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3.121182" calcext:value-type="float">
            <text:p>133.121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28193" calcext:value-type="float">
            <text:p>6.728193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26.18544" calcext:value-type="float">
            <text:p>126.18544</text:p>
          </table:table-cell>
          <table:table-cell table:number-columns-repeated="5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6.937513" calcext:value-type="float">
            <text:p>6.937513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27.279039" calcext:value-type="float">
            <text:p>127.279039</text:p>
          </table:table-cell>
          <table:table-cell table:number-columns-repeated="5"/>
          <table:table-cell table:formula="of:=AVERAGE([.E8:.E41])" office:value-type="float" office:value="136.045911970588" calcext:value-type="float">
            <text:p>136.045911970588</text:p>
          </table:table-cell>
          <table:table-cell/>
          <table:table-cell table:formula="of:= SQRT(DEVSQ([.E8:.E41]))" office:value-type="float" office:value="84.2188536330662" calcext:value-type="float">
            <text:p>84.2188536330662</text:p>
          </table:table-cell>
        </table:table-row>
        <table:table-row table:style-name="ro1">
          <table:table-cell/>
          <table:table-cell office:value-type="float" office:value="6.504605" calcext:value-type="float">
            <text:p>6.50460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6.211191" calcext:value-type="float">
            <text:p>136.211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264" calcext:value-type="float">
            <text:p>6.40264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34.788153" calcext:value-type="float">
            <text:p>134.78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52599" calcext:value-type="float">
            <text:p>6.852599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8.564361" calcext:value-type="float">
            <text:p>128.564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62613" calcext:value-type="float">
            <text:p>6.76261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31.605933" calcext:value-type="float">
            <text:p>131.6059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075" calcext:value-type="float">
            <text:p>6.4007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130.140996" calcext:value-type="float">
            <text:p>130.140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08558" calcext:value-type="float">
            <text:p>7.208558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27.903527" calcext:value-type="float">
            <text:p>127.903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30311" calcext:value-type="float">
            <text:p>7.0303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28.017099" calcext:value-type="float">
            <text:p>128.017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77597" calcext:value-type="float">
            <text:p>6.87759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125.916075" calcext:value-type="float">
            <text:p>125.916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98764" calcext:value-type="float">
            <text:p>6.698764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41.070804" calcext:value-type="float">
            <text:p>141.070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97244" calcext:value-type="float">
            <text:p>6.7972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35.348972" calcext:value-type="float">
            <text:p>135.34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85379" calcext:value-type="float">
            <text:p>6.685379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0.583471" calcext:value-type="float">
            <text:p>130.583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73095" calcext:value-type="float">
            <text:p>6.97309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31.505452" calcext:value-type="float">
            <text:p>131.505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00834" calcext:value-type="float">
            <text:p>7.000834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36.697999" calcext:value-type="float">
            <text:p>136.697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09299" calcext:value-type="float">
            <text:p>7.60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.418151" calcext:value-type="float">
            <text:p>131.418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37391" calcext:value-type="float">
            <text:p>7.037391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36.982584" calcext:value-type="float">
            <text:p>136.982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00106" calcext:value-type="float">
            <text:p>6.500106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4.3055" calcext:value-type="float">
            <text:p>134.3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22675" calcext:value-type="float">
            <text:p>6.322675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42.502976" calcext:value-type="float">
            <text:p>142.502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00568" calcext:value-type="float">
            <text:p>6.80056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33.812355" calcext:value-type="float">
            <text:p>133.812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28581" calcext:value-type="float">
            <text:p>6.428581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36.422019" calcext:value-type="float">
            <text:p>136.422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32576" calcext:value-type="float">
            <text:p>6.63257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35.693884" calcext:value-type="float">
            <text:p>135.693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94258" calcext:value-type="float">
            <text:p>6.194258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37.385302" calcext:value-type="float">
            <text:p>137.385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7534" calcext:value-type="float">
            <text:p>6.27534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142.303045" calcext:value-type="float">
            <text:p>142.303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53054" calcext:value-type="float">
            <text:p>7.65305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25.832119" calcext:value-type="float">
            <text:p>125.832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90344" calcext:value-type="float">
            <text:p>6.390344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32.8567" calcext:value-type="float">
            <text:p>132.8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9836" calcext:value-type="float">
            <text:p>6.289836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251567" calcext:value-type="float">
            <text:p>136.251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19918" calcext:value-type="float">
            <text:p>7.219918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22.716075" calcext:value-type="float">
            <text:p>122.716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04983" calcext:value-type="float">
            <text:p>7.10498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38.072114" calcext:value-type="float">
            <text:p>138.072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2591" calcext:value-type="float">
            <text:p>6.402591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135.570115" calcext:value-type="float">
            <text:p>135.570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76229" calcext:value-type="float">
            <text:p>6.876229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27.249983" calcext:value-type="float">
            <text:p>127.2499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945602" calcext:value-type="float">
            <text:p>5.945602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41.11271" calcext:value-type="float">
            <text:p>141.11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55934" calcext:value-type="float">
            <text:p>6.25593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132.99373" calcext:value-type="float">
            <text:p>132.99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017699" calcext:value-type="float">
            <text:p>8.01769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4.599339" calcext:value-type="float">
            <text:p>124.599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70917" calcext:value-type="float">
            <text:p>6.170917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35.960349" calcext:value-type="float">
            <text:p>135.96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56914" calcext:value-type="float">
            <text:p>6.55691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135.277051" calcext:value-type="float">
            <text:p>135.277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23394" calcext:value-type="float">
            <text:p>7.123394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23.817386" calcext:value-type="float">
            <text:p>123.81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89808" calcext:value-type="float">
            <text:p>7.28980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29.770221" calcext:value-type="float">
            <text:p>129.770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78003" calcext:value-type="float">
            <text:p>6.4780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31.213276" calcext:value-type="float">
            <text:p>131.213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83181" calcext:value-type="float">
            <text:p>6.783181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132.53369" calcext:value-type="float">
            <text:p>132.53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6134" calcext:value-type="float">
            <text:p>6.28613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4.900083" calcext:value-type="float">
            <text:p>134.900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78243" calcext:value-type="float">
            <text:p>6.57824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127.997704" calcext:value-type="float">
            <text:p>127.997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75924" calcext:value-type="float">
            <text:p>6.575924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5.646338" calcext:value-type="float">
            <text:p>135.6463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5049" calcext:value-type="float">
            <text:p>7.5504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32.309296" calcext:value-type="float">
            <text:p>132.309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72576" calcext:value-type="float">
            <text:p>6.672576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3.681506" calcext:value-type="float">
            <text:p>133.681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60608" calcext:value-type="float">
            <text:p>6.560608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33.981486" calcext:value-type="float">
            <text:p>133.981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21215" calcext:value-type="float">
            <text:p>6.82121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134.580127" calcext:value-type="float">
            <text:p>134.580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51163" calcext:value-type="float">
            <text:p>6.25116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4.534966" calcext:value-type="float">
            <text:p>134.5349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21938" calcext:value-type="float">
            <text:p>6.221938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5.166891" calcext:value-type="float">
            <text:p>135.166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87312" calcext:value-type="float">
            <text:p>7.873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6.887434" calcext:value-type="float">
            <text:p>126.887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33752" calcext:value-type="float">
            <text:p>6.13375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9.392662" calcext:value-type="float">
            <text:p>139.392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40775" calcext:value-type="float">
            <text:p>6.34077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737595" calcext:value-type="float">
            <text:p>133.737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73577" calcext:value-type="float">
            <text:p>6.37357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6.971753" calcext:value-type="float">
            <text:p>136.9717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0:58:23.100343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8T11:02:00.812192908</dc:date>
    <meta:editing-duration>PT1H34M6S</meta:editing-duration>
    <meta:editing-cycles>9</meta:editing-cycles>
    <meta:document-statistic meta:table-count="1" meta:cell-count="40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39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39" chart:class="chart:scatter">
            <chart:mean-value chart:style-name="ch14"/>
            <chart:regression-curve chart:style-name="ch15"/>
            <chart:data-point chart:repeated="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.64806">
                <text:p>140.64806</text:p>
                <draw:g>
                  <svg:desc>Sheet1.E8:Sheet1.E107</svg:desc>
                </draw:g>
              </table:table-cell>
              <table:table-cell office:value-type="float" office:value="285.143671512202">
                <text:p>285.143671512202</text:p>
                <draw:g>
                  <svg:desc>Sheet1.J8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840223">
                <text:p>133.840223</text:p>
              </table:table-cell>
              <table:table-cell office:value-type="float" office:value="225.355286694179">
                <text:p>225.355286694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811198">
                <text:p>134.811198</text:p>
              </table:table-cell>
              <table:table-cell office:value-type="float" office:value="281.917152174604">
                <text:p>281.91715217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079844">
                <text:p>135.079844</text:p>
              </table:table-cell>
              <table:table-cell office:value-type="float" office:value="224.342659182895">
                <text:p>224.34265918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821559">
                <text:p>131.821559</text:p>
              </table:table-cell>
              <table:table-cell office:value-type="float" office:value="224.63881434538">
                <text:p>224.6388143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380851">
                <text:p>135.380851</text:p>
              </table:table-cell>
              <table:table-cell office:value-type="float" office:value="283.687612074118">
                <text:p>283.68761207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.272399">
                <text:p>135.272399</text:p>
              </table:table-cell>
              <table:table-cell office:value-type="float" office:value="287.073585757446">
                <text:p>287.073585757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.525944">
                <text:p>136.525944</text:p>
              </table:table-cell>
              <table:table-cell office:value-type="float" office:value="213.725383299316">
                <text:p>213.725383299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395655">
                <text:p>137.395655</text:p>
              </table:table-cell>
              <table:table-cell office:value-type="float" office:value="223.716101356159">
                <text:p>223.71610135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.029099">
                <text:p>216.029099</text:p>
              </table:table-cell>
              <table:table-cell office:value-type="float" office:value="221.681142566413">
                <text:p>221.681142566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079693">
                <text:p>133.079693</text:p>
              </table:table-cell>
              <table:table-cell office:value-type="float" office:value="283.509078322614">
                <text:p>283.509078322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962581">
                <text:p>131.962581</text:p>
              </table:table-cell>
              <table:table-cell office:value-type="float" office:value="277.618224414913">
                <text:p>277.618224414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.744427">
                <text:p>142.744427</text:p>
              </table:table-cell>
              <table:table-cell office:value-type="float" office:value="285.04452958745">
                <text:p>285.044529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386971">
                <text:p>130.386971</text:p>
              </table:table-cell>
              <table:table-cell office:value-type="float" office:value="220.522894316716">
                <text:p>220.522894316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066331">
                <text:p>134.066331</text:p>
              </table:table-cell>
              <table:table-cell office:value-type="float" office:value="223.928290258108">
                <text:p>223.92829025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.515686">
                <text:p>135.515686</text:p>
              </table:table-cell>
              <table:table-cell office:value-type="float" office:value="283.940628043918">
                <text:p>283.940628043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.060578">
                <text:p>128.060578</text:p>
              </table:table-cell>
              <table:table-cell office:value-type="float" office:value="224.536728912086">
                <text:p>224.536728912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532874">
                <text:p>133.532874</text:p>
              </table:table-cell>
              <table:table-cell office:value-type="float" office:value="224.02860235931">
                <text:p>224.02860235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117616">
                <text:p>132.117616</text:p>
              </table:table-cell>
              <table:table-cell office:value-type="float" office:value="285.119476026589">
                <text:p>285.11947602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384996">
                <text:p>131.384996</text:p>
              </table:table-cell>
              <table:table-cell office:value-type="float" office:value="285.453514270798">
                <text:p>285.453514270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.412458">
                <text:p>129.412458</text:p>
              </table:table-cell>
              <table:table-cell office:value-type="float" office:value="220.300372396295">
                <text:p>220.300372396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436369">
                <text:p>141.436369</text:p>
              </table:table-cell>
              <table:table-cell office:value-type="float" office:value="285.884776694344">
                <text:p>285.884776694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316347">
                <text:p>136.316347</text:p>
              </table:table-cell>
              <table:table-cell office:value-type="float" office:value="309.819246158397">
                <text:p>309.819246158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855653">
                <text:p>131.855653</text:p>
              </table:table-cell>
              <table:table-cell office:value-type="float" office:value="219.79191070699">
                <text:p>219.79191070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018586">
                <text:p>138.018586</text:p>
              </table:table-cell>
              <table:table-cell office:value-type="float" office:value="219.080366346189">
                <text:p>219.080366346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145445">
                <text:p>133.145445</text:p>
              </table:table-cell>
              <table:table-cell office:value-type="float" office:value="275.339425100326">
                <text:p>275.339425100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059855">
                <text:p>126.059855</text:p>
              </table:table-cell>
              <table:table-cell office:value-type="float" office:value="220.058837497393">
                <text:p>220.058837497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928826">
                <text:p>130.928826</text:p>
              </table:table-cell>
              <table:table-cell office:value-type="float" office:value="276.476837818464">
                <text:p>276.476837818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949904">
                <text:p>133.949904</text:p>
              </table:table-cell>
              <table:table-cell office:value-type="float" office:value="220.34838119727">
                <text:p>220.34838119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008546">
                <text:p>137.008546</text:p>
              </table:table-cell>
              <table:table-cell office:value-type="float" office:value="220.450023183736">
                <text:p>220.450023183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020212">
                <text:p>127.020212</text:p>
              </table:table-cell>
              <table:table-cell office:value-type="float" office:value="276.311429647819">
                <text:p>276.311429647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.649307">
                <text:p>131.649307</text:p>
              </table:table-cell>
              <table:table-cell office:value-type="float" office:value="218.768959404985">
                <text:p>218.768959404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012576">
                <text:p>127.01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090338">
                <text:p>132.09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365126">
                <text:p>132.36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.14829">
                <text:p>130.1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.745152">
                <text:p>137.7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326635">
                <text:p>132.32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600881">
                <text:p>129.60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868646">
                <text:p>134.868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.628828">
                <text:p>130.62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.180856">
                <text:p>135.180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.919816">
                <text:p>132.91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.612737">
                <text:p>126.61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.06787">
                <text:p>136.0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028404">
                <text:p>133.02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121182">
                <text:p>133.12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18544">
                <text:p>126.1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279039">
                <text:p>127.279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211191">
                <text:p>136.21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.788153">
                <text:p>134.78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.564361">
                <text:p>128.56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605933">
                <text:p>131.605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.140996">
                <text:p>130.14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.903527">
                <text:p>127.903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017099">
                <text:p>128.01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.916075">
                <text:p>125.91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070804">
                <text:p>141.070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348972">
                <text:p>135.34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583471">
                <text:p>130.583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505452">
                <text:p>131.50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697999">
                <text:p>136.69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.418151">
                <text:p>131.418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.982584">
                <text:p>136.98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3055">
                <text:p>134.3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502976">
                <text:p>142.50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812355">
                <text:p>133.81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22019">
                <text:p>136.42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693884">
                <text:p>135.69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385302">
                <text:p>137.385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.303045">
                <text:p>142.30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.832119">
                <text:p>125.83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.8567">
                <text:p>132.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51567">
                <text:p>136.25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716075">
                <text:p>122.71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.072114">
                <text:p>138.07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570115">
                <text:p>135.570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49983">
                <text:p>127.24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.11271">
                <text:p>141.1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99373">
                <text:p>132.9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599339">
                <text:p>124.599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960349">
                <text:p>135.9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277051">
                <text:p>135.27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817386">
                <text:p>123.81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.770221">
                <text:p>129.7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213276">
                <text:p>131.21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.53369">
                <text:p>132.53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.900083">
                <text:p>134.90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997704">
                <text:p>127.997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.646338">
                <text:p>135.64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309296">
                <text:p>132.30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.681506">
                <text:p>133.68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.981486">
                <text:p>133.98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.580127">
                <text:p>134.58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.534966">
                <text:p>134.53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166891">
                <text:p>135.166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887434">
                <text:p>126.88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.392662">
                <text:p>139.39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.737595">
                <text:p>133.737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.971753">
                <text:p>136.9717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